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1.113cm" fo:margin-left="2.332cm" fo:margin-right="3.057cm" table:align="margins" fo:keep-with-next="always"/>
    </style:style>
    <style:style style:name="Tabla1.A" style:family="table-column">
      <style:table-column-properties style:column-width="5.659cm" style:rel-column-width="33370*"/>
    </style:style>
    <style:style style:name="Tabla1.B" style:family="table-column">
      <style:table-column-properties style:column-width="5.454cm" style:rel-column-width="32165*"/>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data-style-name="N105">
      <style:table-cell-properties fo:padding="0.097cm" fo:border-left="0.002cm solid #000000" fo:border-right="0.002cm solid #000000" fo:border-top="none" fo:border-bottom="0.002cm solid #000000"/>
    </style:style>
    <style:style style:name="Tabla1.B3" style:family="table-cell" style:data-style-name="N107">
      <style:table-cell-properties fo:padding="0.097cm" fo:border-left="0.002cm solid #000000" fo:border-right="0.002cm solid #000000" fo:border-top="none" fo:border-bottom="0.002cm solid #000000"/>
    </style:style>
    <style:style style:name="Tabla2" style:family="table">
      <style:table-properties style:width="11.153cm" fo:margin-left="2.291cm" fo:margin-right="3.057cm" table:align="margins" fo:keep-with-next="always"/>
    </style:style>
    <style:style style:name="Tabla2.A" style:family="table-column">
      <style:table-column-properties style:column-width="5.699cm" style:rel-column-width="33487*"/>
    </style:style>
    <style:style style:name="Tabla2.B" style:family="table-column">
      <style:table-column-properties style:column-width="5.454cm" style:rel-column-width="32048*"/>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105">
      <style:table-cell-properties fo:padding="0.097cm" fo:border-left="0.002cm solid #000000" fo:border-right="0.002cm solid #000000" fo:border-top="none" fo:border-bottom="0.002cm solid #000000"/>
    </style:style>
    <style:style style:name="Tabla2.B3" style:family="table-cell" style:data-style-name="N107">
      <style:table-cell-properties fo:padding="0.097cm" fo:border-left="0.002cm solid #000000" fo:border-right="0.002cm solid #000000" fo:border-top="none" fo:border-bottom="0.002cm solid #000000"/>
    </style:style>
    <style:style style:name="Tabla3" style:family="table">
      <style:table-properties style:width="11.153cm" fo:margin-left="2.291cm" fo:margin-right="3.057cm" table:align="margins" fo:keep-with-next="always"/>
    </style:style>
    <style:style style:name="Tabla3.A" style:family="table-column">
      <style:table-column-properties style:column-width="5.699cm" style:rel-column-width="33487*"/>
    </style:style>
    <style:style style:name="Tabla3.B" style:family="table-column">
      <style:table-column-properties style:column-width="5.454cm" style:rel-column-width="32048*"/>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105">
      <style:table-cell-properties fo:padding="0.097cm" fo:border-left="0.002cm solid #000000" fo:border-right="0.002cm solid #000000" fo:border-top="none" fo:border-bottom="0.002cm solid #000000"/>
    </style:style>
    <style:style style:name="Tabla4" style:family="table">
      <style:table-properties style:width="11.153cm" fo:margin-left="2.291cm" fo:margin-right="3.057cm" table:align="margins" fo:keep-with-next="always"/>
    </style:style>
    <style:style style:name="Tabla4.A" style:family="table-column">
      <style:table-column-properties style:column-width="5.699cm" style:rel-column-width="33487*"/>
    </style:style>
    <style:style style:name="Tabla4.B" style:family="table-column">
      <style:table-column-properties style:column-width="5.454cm" style:rel-column-width="32048*"/>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data-style-name="N108">
      <style:table-cell-properties fo:padding="0.097cm" fo:border-left="0.002cm solid #000000" fo:border-right="0.002cm solid #000000" fo:border-top="none" fo:border-bottom="0.002cm solid #000000"/>
    </style:style>
    <style:style style:name="Tabla4.B3" style:family="table-cell" style:data-style-name="N105">
      <style:table-cell-properties fo:padding="0.097cm" fo:border-left="0.002cm solid #000000" fo:border-right="0.002cm solid #000000" fo:border-top="none" fo:border-bottom="0.002cm solid #000000"/>
    </style:style>
    <style:style style:name="P1" style:family="paragraph" style:parent-style-name="UBUcuerpoTrabajo">
      <style:paragraph-properties fo:text-align="justify" style:justify-single-word="false"/>
    </style:style>
    <style:style style:name="P2" style:family="paragraph" style:parent-style-name="UBUcuerpoTrabajo">
      <style:paragraph-properties fo:text-align="justify" style:justify-single-word="false" fo:break-before="page"/>
    </style:style>
    <style:style style:name="P3" style:family="paragraph" style:parent-style-name="Table_20_Contents">
      <style:text-properties style:font-size-asian="10.5pt"/>
    </style:style>
    <style:style style:name="P4" style:family="paragraph" style:parent-style-name="Table_20_Contents">
      <style:paragraph-properties fo:text-align="justify" style:justify-single-word="false"/>
      <style:text-properties style:font-size-asian="10.5pt"/>
    </style:style>
    <style:style style:name="P5" style:family="paragraph" style:parent-style-name="Table_20_Contents">
      <style:text-properties fo:font-size="14pt" fo:font-weight="bold" style:font-size-asian="14pt" style:font-weight-asian="bold" style:font-size-complex="14pt" style:font-weight-complex="bold"/>
    </style:style>
    <style:style style:name="P6" style:family="paragraph" style:parent-style-name="Table_20_Contents">
      <style:paragraph-properties fo:text-align="justify" style:justify-single-word="false"/>
      <style:text-properties fo:font-size="14pt" fo:font-weight="bold" style:font-size-asian="14pt" style:font-weight-asian="bold" style:font-size-complex="14pt" style:font-weight-complex="bold"/>
    </style:style>
    <style:style style:name="P7" style:family="paragraph" style:parent-style-name="Table">
      <style:paragraph-properties fo:text-align="start" style:justify-single-word="false"/>
    </style:style>
    <style:style style:name="P8" style:family="paragraph" style:parent-style-name="UBUcuerpoTrabajo">
      <style:paragraph-properties fo:text-align="justify" style:justify-single-word="false"/>
    </style:style>
    <style:style style:name="P9" style:family="paragraph" style:parent-style-name="UBUcuerpoTrabajo" style:list-style-name="L1">
      <style:paragraph-properties fo:text-align="justify" style:justify-single-word="false"/>
    </style:style>
    <style:style style:name="P10" style:family="paragraph" style:parent-style-name="Heading_20_1" style:master-page-name="Standard">
      <style:paragraph-properties fo:text-align="justify" style:justify-single-word="false" style:page-number="auto" fo:break-before="auto" fo:break-after="auto"/>
    </style:style>
    <style:style style:name="P11" style:family="paragraph" style:parent-style-name="Heading_20_3">
      <style:paragraph-properties fo:text-align="justify" style:justify-single-word="false"/>
    </style:style>
    <style:style style:name="P12" style:family="paragraph" style:parent-style-name="Heading_20_2">
      <style:paragraph-properties fo:text-align="justify" style:justify-single-word="false"/>
    </style:style>
    <style:style style:name="P13" style:family="paragraph" style:parent-style-name="Heading_20_2">
      <style:paragraph-properties fo:text-align="justify" style:justify-single-word="false" fo:break-before="page"/>
    </style:style>
    <style:style style:name="P14" style:family="paragraph" style:parent-style-name="Heading_20_4">
      <style:paragraph-properties fo:text-align="justify" style:justify-single-word="false"/>
    </style:style>
    <style:style style:name="T1" style:family="text">
      <style:text-properties fo:language="es" fo:country="ES"/>
    </style:style>
    <style:style style:name="T2" style:family="text">
      <style:text-properties fo:language="es" fo:country="ES" fo:font-style="normal" style:font-style-asian="normal" style:font-style-complex="normal"/>
    </style:style>
    <style:style style:name="T3" style:family="text">
      <style:text-properties fo:language="es" fo:country="ES" fo:font-style="normal" style:text-underline-style="none" style:font-style-asian="normal" style:font-style-complex="normal"/>
    </style:style>
    <style:style style:name="T4" style:family="text">
      <style:text-properties fo:language="es" fo:country="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5P0" style:volatile="true">
      <number:number number:decimal-places="0" number:min-integer-digits="1" number:grouping="true"/>
      <number:text> </number:text>
      <number:currency-symbol number:language="es" number:country="ES">€</number:currency-symbol>
    </number:currency-style>
    <number:currency-style style:name="N105">
      <number:text>-</number:text>
      <number:number number:decimal-places="0" number:min-integer-digits="1" number:grouping="true"/>
      <number:text> </number:text>
      <number:currency-symbol number:language="es" number:country="ES">€</number:currency-symbol>
      <style:map style:condition="value()&gt;=0" style:apply-style-name="N105P0"/>
    </number:currency-style>
    <number:currency-style style:name="N107P0" style:volatile="true">
      <number:number number: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number:text>-</number:text>
      <number:number number:decimal-places="2" number:min-integer-digits="1" number:grouping="true"/>
      <number:text> </number:text>
      <number:currency-symbol number:language="es" number:country="ES">€</number:currency-symbol>
      <style:map style:condition="value()&gt;=0" style:apply-style-name="N108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span text:style-name="inglés"><text:span text:style-name="T1">Plan de proyecto</text:span></text:span></text:h>
      <text:h text:style-name="P12" text:outline-level="2"><text:span text:style-name="inglés"><text:span text:style-name="T1">Introducción</text:span></text:span></text:h>
      <text:p text:style-name="P1"><text:span text:style-name="inglés"><text:span text:style-name="T2">En este apartado se va a especificar el proceso de planificación temporal del proyecto y el seguimiento que se ha llevado a cabo.</text:span></text:span></text:p>
      <text:p text:style-name="P1"><text:span text:style-name="inglés"><text:span text:style-name="T2">A continuación se analizará la viabilidad del proyecto, desde la perspectiva económica y legal.</text:span></text:span></text:p>
      <text:p text:style-name="P1"><text:span text:style-name="inglés"><text:span text:style-name="T2">Si se desea, se puede consultar el proyecto en el repositorio GitHub desde el siguiente enlace </text:span></text:span><text:a xlink:type="simple" xlink:href="https://github.com/RosanaAV/BlocklyToChapinToCFacil" text:style-name="Internet_20_link" text:visited-style-name="Visited_20_Internet_20_Link"><text:span text:style-name="inglés">https://github.com/RosanaAV/BlocklyToChapinToCFacil</text:span></text:a><text:span text:style-name="inglés"><text:span text:style-name="T2"> </text:span></text:span></text:p>
      <text:p text:style-name="P1"><text:span text:style-name="inglés"><text:span text:style-name="T1"/></text:span></text:p>
      <text:h text:style-name="P12" text:outline-level="2"><text:span text:style-name="inglés"><text:span text:style-name="T1">Planificación temporal</text:span></text:span></text:h>
      <text:p text:style-name="P1"><text:span text:style-name="inglés"><text:span text:style-name="T2">Para el desarrollo del proyecto se plantea seguir una metodología ágil de tipo Scrum. El periodo de desarrollo se ha dividido en 9 sprints.</text:span></text:span></text:p>
      <text:p text:style-name="P1"><text:span text:style-name="inglés"><text:span text:style-name="T2"/></text:span></text:p>
      <text:h text:style-name="P11" text:outline-level="3"><text:span text:style-name="inglés"><text:span text:style-name="T2">Sprint 0: 24/02/2017</text:span></text:span></text:h>
      <text:p text:style-name="P1"><text:span text:style-name="inglés"><text:span text:style-name="T2">Este sprint marcó el comienzo del proyecto, debido a que se elige el proyecto y se desarrolla la planificación temporal que se va a llevar a cabo hasta el día de la entrega, que es el día 15 de junio de 2017.</text:span></text:span></text:p>
      <text:p text:style-name="P1"><text:span text:style-name="inglés"><text:span text:style-name="T2"/></text:span></text:p>
      <text:h text:style-name="P11" text:outline-level="3"><text:span text:style-name="inglés"><text:span text:style-name="T2">Sprint 1: 27/02/2017 – 05/03/2017</text:span></text:span></text:h>
      <text:p text:style-name="P1"><text:span text:style-name="inglés"><text:span text:style-name="T2">El objetivo de este sprint es entender el proyecto, conocer la aplicación Blockly, saber cómo funciona y decidir que herramientas se van a utilizar para el desarrollo.</text:span></text:span></text:p>
      <text:p text:style-name="P1"><text:span text:style-name="inglés"><text:span text:style-name="T2">También se van a fijar los objetivos del proyecto y se creará la introducción al proyecto.</text:span></text:span></text:p>
      <text:p text:style-name="P1"><text:span text:style-name="inglés"><text:span text:style-name="T2"/></text:span></text:p>
      <text:h text:style-name="P11" text:outline-level="3"><text:span text:style-name="inglés"><text:span text:style-name="T2">Sprint 2: 06/03/2017 – 12/03/2017</text:span></text:span></text:h>
      <text:p text:style-name="P1"><text:span text:style-name="inglés"><text:span text:style-name="T2">El objetivo de este sprint es conocer y aprender a utilizar las herramientas que se van a usar durante el desarrollo del proyecto.</text:span></text:span></text:p>
      <text:p text:style-name="P1"><text:span text:style-name="inglés"><text:span text:style-name="T2">También se van a especificar los requisitos y los casos de uso.</text:span></text:span></text:p>
      <text:p text:style-name="P1"><text:span text:style-name="inglés"><text:span text:style-name="T2"/></text:span></text:p>
      <text:h text:style-name="P11" text:outline-level="3"><text:span text:style-name="inglés"><text:span text:style-name="T2">Sprint 3: 13/03/2017 – 02/04/2017</text:span></text:span></text:h>
      <text:p text:style-name="P1"><text:span text:style-name="inglés"><text:span text:style-name="T2">El objetivo de este sprint es finalizar con la primera fase del proyecto, tanto con su desarrollo y programación, como con la documentación.</text:span></text:span></text:p>
      <text:p text:style-name="P1"><text:span text:style-name="inglés"><text:span text:style-name="T2"/></text:span></text:p>
      <text:p text:style-name="P1"><text:span text:style-name="inglés"><text:span text:style-name="T2"/></text:span></text:p>
      <text:p text:style-name="P2"><text:span text:style-name="inglés"><text:span text:style-name="T2"/></text:span></text:p>
      <text:h text:style-name="P11" text:outline-level="3"><text:span text:style-name="inglés"><text:span text:style-name="T2">Sprint 4: 03/04/2017 – 16/04/2017</text:span></text:span></text:h>
      <text:p text:style-name="P1"><text:span text:style-name="inglés"><text:span text:style-name="T2">El objetivo de este sprint es finalizar con la segunda fase del proyecto, tanto con su desarrollo y programación, como con la documentación.</text:span></text:span></text:p>
      <text:p text:style-name="P1"><text:span text:style-name="inglés"><text:span text:style-name="T2"/></text:span></text:p>
      <text:h text:style-name="P11" text:outline-level="3"><text:span text:style-name="inglés"><text:span text:style-name="T2">Sprint 5: 17/04/2017 – 30/04/2017</text:span></text:span></text:h>
      <text:p text:style-name="P1"><text:span text:style-name="inglés"><text:span text:style-name="T2">El objetivo de este sprint es finalizar con la tercera fase del proyecto, tanto con su desarrollo y programación, como con la documentación.</text:span></text:span></text:p>
      <text:p text:style-name="P1"><text:span text:style-name="inglés"><text:span text:style-name="T2"/></text:span></text:p>
      <text:h text:style-name="P11" text:outline-level="3"><text:span text:style-name="inglés"><text:span text:style-name="T2">Sprint 6: 01/05/2017 – 14/05/2017</text:span></text:span></text:h>
      <text:p text:style-name="P1"><text:span text:style-name="inglés"><text:span text:style-name="T2">El objetivo de este sprint es finalizar con la cuarta fase del proyecto, tanto con su desarrollo y programación, como con la documentación.</text:span></text:span></text:p>
      <text:p text:style-name="P1"><text:span text:style-name="inglés"><text:span text:style-name="T2"/></text:span></text:p>
      <text:h text:style-name="P11" text:outline-level="3"><text:span text:style-name="inglés"><text:span text:style-name="T2">Sprint 7: 15/05/2017 – 28/05/2017</text:span></text:span></text:h>
      <text:p text:style-name="P1"><text:span text:style-name="inglés"><text:span text:style-name="T2">El objetivo de este sprint es finalizar con la quinta fase del proyecto, tanto con su desarrollo y programación, como con la documentación.</text:span></text:span></text:p>
      <text:p text:style-name="P1"><text:span text:style-name="inglés"><text:span text:style-name="T2"/></text:span></text:p>
      <text:h text:style-name="P11" text:outline-level="3"><text:span text:style-name="inglés"><text:span text:style-name="T2">Sprint 8: 29/05/2017 – 11/06/2017</text:span></text:span></text:h>
      <text:p text:style-name="P1"><text:span text:style-name="inglés"><text:span text:style-name="T2">El objetivo de este sprint es terminar con el proyecto, finalizar con alguna tarea que no se haya terminado, crear la documentación final, con las documentaciones creadas anteriormente y los nuevo archivos que habría que crear.</text:span></text:span></text:p>
      <text:p text:style-name="P1"><text:span text:style-name="inglés"><text:span text:style-name="T2">También se van a crear los anexos de especificación de diseño, documentación técnica de programación y documentación se usuario.</text:span></text:span></text:p>
      <text:p text:style-name="P1"><text:span text:style-name="inglés"><text:span text:style-name="T2"/></text:span></text:p>
      <text:h text:style-name="P11" text:outline-level="3"><text:span text:style-name="inglés"><text:span text:style-name="T2">Sprint 9: 12/06/2017 – 15/06/2017</text:span></text:span></text:h>
      <text:p text:style-name="P1"><text:span text:style-name="inglés"><text:span text:style-name="T2">Los objetivos de este sprint son maquetar el proyecto, imprimirlo y entregarlo.</text:span></text:span></text:p>
      <text:p text:style-name="P1"><text:span text:style-name="inglés"><text:span text:style-name="T2"/></text:span></text:p>
      <text:p text:style-name="P1"><text:span text:style-name="inglés"><text:span text:style-name="T2"/></text:span></text:p>
      <text:h text:style-name="P12" text:outline-level="2"><text:span text:style-name="inglés"><text:span text:style-name="T4">Seguimiento</text:span></text:span></text:h>
      <text:p text:style-name="P1"><text:span text:style-name="inglés"><text:span text:style-name="T2">Debido a motivos personales no se pudo respetar las fechas fijadas en la planificación inicial del proyecto, pero sí que se han ido siguiendo la planificación del desarrollo en 9 sprints.</text:span></text:span></text:p>
      <text:p text:style-name="P1"><text:span text:style-name="inglés"><text:span text:style-name="T2"/></text:span></text:p>
      <text:p text:style-name="P2"><text:span text:style-name="inglés"><text:span text:style-name="T2"/></text:span></text:p>
      <text:h text:style-name="P11" text:outline-level="3"><text:span text:style-name="inglés"><text:span text:style-name="T2">Sprint 0</text:span></text:span></text:h>
      <text:p text:style-name="P1"><text:span text:style-name="inglés"><text:span text:style-name="T2">Como se ha dicho en la planificación del proyecto, el día 24 de febrero del 2017, es la fecha de asignación del proyecto y es cuando se desarrolla la planificación temporal que debe llevar el proyecto.</text:span></text:span></text:p>
      <text:p text:style-name="P1"><text:span text:style-name="inglés"><text:span text:style-name="T2"/></text:span></text:p>
      <text:h text:style-name="P11" text:outline-level="3"><text:span text:style-name="inglés"><text:span text:style-name="T2">Sprint 1</text:span></text:span></text:h>
      <text:p text:style-name="P1"><text:span text:style-name="inglés"><text:span text:style-name="T2">En el desarrollo de este sprint se conoció la herramienta Blockly, aprendiendo como funciona y visualizando los archivos fuentes de la herramienta.</text:span></text:span></text:p>
      <text:p text:style-name="P1"><text:span text:style-name="inglés"><text:span text:style-name="T2">En este momento se decidió desarrollar la aplicación como una extensión de la aplicación Blockly, siguiendo el modelo de programación para la conversión de código que utiliza Blockly para los otros lenguajes de la aplicación, programando en Python y JavaScript.</text:span></text:span></text:p>
      <text:p text:style-name="P1"><text:span text:style-name="inglés"><text:span text:style-name="T2">Se especificaron los objetivos del proyecto y se redactó una introducción.</text:span></text:span></text:p>
      <text:p text:style-name="P1"><text:span text:style-name="inglés"><text:span text:style-name="T2"/></text:span></text:p>
      <text:h text:style-name="P11" text:outline-level="3"><text:span text:style-name="inglés"><text:span text:style-name="T2">Sprint 2</text:span></text:span></text:h>
      <text:p text:style-name="P1"><text:span text:style-name="inglés"><text:span text:style-name="T2">En el desarrollo de este sprint se decidió cambiar de herramientas para la programación de la </text:span></text:span><text:span text:style-name="inglés"><text:span text:style-name="T2">aplicación, ya no se utilizarían los lenguajes Python y JavaScript, debido a que siguiendo el modelo anterior, nuestro conversor generaría en el código variables globales, y no variables locales, así que se decidió desarrollar con el analizador léxico y sintáctico Flex/Bison.</text:span></text:span></text:p>
      <text:p text:style-name="P1"><text:span text:style-name="inglés"><text:span text:style-name="T2">Se especificaron los requisitos del proyecto y los casos de uso.</text:span></text:span></text:p>
      <text:p text:style-name="P1"><text:span text:style-name="inglés"><text:span text:style-name="T2"/></text:span></text:p>
      <text:h text:style-name="P11" text:outline-level="3"><text:span text:style-name="inglés"><text:span text:style-name="T2">Sprint 3</text:span></text:span></text:h>
      <text:p text:style-name="P1"><text:span text:style-name="inglés"><text:span text:style-name="T2">En el desarrollo de este sprint, se empezó con la primera fase del proyecto con Flex/Bison.</text:span></text:span></text:p>
      <text:p text:style-name="P1"><text:span text:style-name="inglés"><text:span text:style-name="T2">En la primera fase o nivel del proyecto se quiere generar una aplicación que convierta programas que muestran un texto por pantalla, y el código de esa fase.</text:span></text:span></text:p>
      <text:p text:style-name="P1"><text:span text:style-name="inglés"><text:span text:style-name="T2">Se empezó a desarrollar el proyecto con Flex/Bison, pero se decidió probar con el analizador léxico y sintáctico Javacc ya que no se avanzaba, y resultó más sencillo de utilizar, por lo que se volvió a cambiar de herramienta.</text:span></text:span></text:p>
      <text:p text:style-name="P1"><text:span text:style-name="inglés"><text:span text:style-name="T2">Este sprint fue uno de los más largo en tiempo debido a que se tuvieron que instalar dos tipos de herramientas diferentes, aprender a utilizarlas y empezar con ambas el desarrollo del proyecto.</text:span></text:span></text:p>
      <text:p text:style-name="P1"><text:span text:style-name="inglés"><text:span text:style-name="T2"/></text:span></text:p>
      <text:h text:style-name="P11" text:outline-level="3"><text:span text:style-name="inglés"><text:span text:style-name="T2">Sprint 4</text:span></text:span></text:h>
      <text:p text:style-name="P1"><text:span text:style-name="inglés"><text:span text:style-name="T2">Este sprint corresponde a el desarrollo de la segunda fase del proyecto, ampliar la aplicación para que los programas puedan incluir el uso de variables, así como su documentación. </text:span></text:span></text:p>
      <text:p text:style-name="P1"><text:span text:style-name="inglés"><text:span text:style-name="T2"/></text:span></text:p>
      <text:p text:style-name="P1"><text:span text:style-name="inglés"><text:span text:style-name="T2"/></text:span></text:p>
      <text:p text:style-name="P1"><text:span text:style-name="inglés"><text:span text:style-name="T2"/></text:span></text:p>
      <text:h text:style-name="P11" text:outline-level="3"><text:span text:style-name="inglés"><text:span text:style-name="T2">Sprint 5</text:span></text:span></text:h>
      <text:p text:style-name="P1"><text:span text:style-name="inglés"><text:span text:style-name="T2">Este sprint corresponde a el desarrollo de la tercera fase del proyecto, ampliar la aplicación para que los programas puedan hacer operaciones aritméticas, así como su documentación. </text:span></text:span></text:p>
      <text:p text:style-name="P1"><text:span text:style-name="inglés"><text:span text:style-name="T2"/></text:span></text:p>
      <text:h text:style-name="P11" text:outline-level="3"><text:span text:style-name="inglés"><text:span text:style-name="T2">Sprint 6</text:span></text:span></text:h>
      <text:p text:style-name="P1"><text:span text:style-name="inglés"><text:span text:style-name="T2">Este sprint corresponde a el desarrollo de la cuarta fase del proyecto, ampliar la aplicación para que los programas puedan utilizar funciones, así como su documentación. </text:span></text:span></text:p>
      <text:p text:style-name="P1"><text:span text:style-name="inglés"><text:span text:style-name="T2"/></text:span></text:p>
      <text:h text:style-name="P11" text:outline-level="3"><text:soft-page-break/><text:span text:style-name="inglés"><text:span text:style-name="T2">Sprint 7</text:span></text:span></text:h>
      <text:p text:style-name="P1"><text:span text:style-name="inglés"><text:span text:style-name="T2">Este sprint corresponde a el desarrollo de la quinta fase del proyecto, ampliar la aplicación para que los programas puedan incluir operaciones condicionales if e if-else, así como su documentación. </text:span></text:span></text:p>
      <text:p text:style-name="P1"><text:span text:style-name="inglés"><text:span text:style-name="T2">Este sprint también fue largo en tiempo debido a que se localizaron fallos de las fases anteriores y se solucionaron, como por ejemplo, la declaración de las variables o el correcto posicionamiento de los paréntesis en el conversor.</text:span></text:span></text:p>
      <text:p text:style-name="P1"><text:span text:style-name="inglés"><text:span text:style-name="T2"/></text:span></text:p>
      <text:h text:style-name="P11" text:outline-level="3"><text:span text:style-name="inglés"><text:span text:style-name="T2">Sprint 8</text:span></text:span></text:h>
      <text:p text:style-name="P1"><text:span text:style-name="inglés"><text:span text:style-name="T2">Durante este sprint se finalizó con el desarrollo y generación de la documentación de la memoria y los anexos del proyecto, además de la creación del archivo .jar y de la modificación del archivo make.</text:span></text:span></text:p>
      <text:p text:style-name="P1"><text:span text:style-name="inglés"><text:span text:style-name="T2">Este sprint también fue largo en tiempo, debido a que había que terminar de completar la documentación del proyecto.</text:span></text:span></text:p>
      <text:p text:style-name="P1"><text:span text:style-name="inglés"><text:span text:style-name="T2"/></text:span></text:p>
      <text:h text:style-name="P11" text:outline-level="3"><text:span text:style-name="inglés"><text:span text:style-name="T2">Sprint 9</text:span></text:span></text:h>
      <text:p text:style-name="P1"><text:span text:style-name="inglés"><text:span text:style-name="T2">En este sprint, se maqueta el proyecto, se imprime y se entrega el día 14 de febrero de 2018.</text:span></text:span></text:p>
      <text:p text:style-name="P1"><text:span text:style-name="inglés"><text:span text:style-name="T2"/></text:span></text:p>
      <text:h text:style-name="P13" text:outline-level="2"><text:span text:style-name="inglés"><text:span text:style-name="T1">Estudio de viabilidad</text:span></text:span></text:h>
      <text:p text:style-name="P1"><text:span text:style-name="inglés"><text:span text:style-name="T2">En el siguiente apartado se estudian los costes del desarrollo del proyecto.</text:span></text:span></text:p>
      <text:p text:style-name="P1"><text:span text:style-name="inglés"><text:span text:style-name="T2"/></text:span></text:p>
      <text:h text:style-name="P11" text:outline-level="3"><text:span text:style-name="inglés"><text:span text:style-name="T1">Viabilidad económica</text:span></text:span></text:h>
      <text:h text:style-name="P14" text:outline-level="4"><text:span text:style-name="inglés"><text:span text:style-name="T1">Costes de personal </text:span></text:span></text:h>
      <text:p text:style-name="P1"><text:span text:style-name="inglés"><text:span text:style-name="T2">Este proyecto se puede llevar a cabo por un desarrollador empleado a tiempo completo durante cuatro meses. Se considera el siguiente salario:</text:span></text:span></text:p>
      <text:p text:style-name="P1"><text:span text:style-name="inglés"><text:span text:style-name="T2"/></text:span></text:p>
      <table:table table:name="Tabla1" table:style-name="Tabla1">
        <table:table-column table:style-name="Tabla1.A"/>
        <table:table-column table:style-name="Tabla1.B"/>
        <table:table-row>
          <table:table-cell table:style-name="Tabla1.A1" office:value-type="string">
            <text:p text:style-name="P6">Concepto</text:p>
          </table:table-cell>
          <table:table-cell table:style-name="Tabla1.B1" office:value-type="string">
            <text:p text:style-name="P6">Coste</text:p>
          </table:table-cell>
        </table:table-row>
        <table:table-row>
          <table:table-cell table:style-name="Tabla1.A2" office:value-type="string">
            <text:p text:style-name="P4">Salario mensual neto</text:p>
          </table:table-cell>
          <table:table-cell table:style-name="Tabla1.B2" office:value-type="currency" office:currency="EUR" office:value="1000">
            <text:p text:style-name="P4">1.000 €</text:p>
          </table:table-cell>
        </table:table-row>
        <table:table-row>
          <table:table-cell table:style-name="Tabla1.A2" office:value-type="string">
            <text:p text:style-name="P4">Retención IRPF (19%)</text:p>
          </table:table-cell>
          <table:table-cell table:style-name="Tabla1.B3" office:value-type="currency" office:currency="EUR" office:value="371.82">
            <text:p text:style-name="P4">371,82 €</text:p>
          </table:table-cell>
        </table:table-row>
        <table:table-row>
          <table:table-cell table:style-name="Tabla1.A2" office:value-type="string">
            <text:p text:style-name="P4">Seguridad social (29,9%)</text:p>
          </table:table-cell>
          <table:table-cell table:style-name="Tabla1.B3" office:value-type="currency" office:currency="EUR" office:value="585.12">
            <text:p text:style-name="P4">585,12 €</text:p>
          </table:table-cell>
        </table:table-row>
        <table:table-row>
          <table:table-cell table:style-name="Tabla1.A2" office:value-type="string">
            <text:p text:style-name="P4">Salario mensual bruto</text:p>
          </table:table-cell>
          <table:table-cell table:style-name="Tabla1.B3" office:value-type="currency" office:currency="EUR" office:value="1956.95">
            <text:p text:style-name="P4">1.956,95 €</text:p>
          </table:table-cell>
        </table:table-row>
        <table:table-row>
          <table:table-cell table:style-name="Tabla1.A2" office:value-type="string">
            <text:p text:style-name="P6">Total 4 meses</text:p>
          </table:table-cell>
          <table:table-cell table:style-name="Tabla1.B3" office:value-type="currency" office:currency="EUR" office:value="7827.8">
            <text:p text:style-name="P6">7.827,80 €</text:p>
          </table:table-cell>
        </table:table-row>
      </table:table>
      <text:p text:style-name="Table">Tabla <text:sequence text:ref-name="refTable0" text:name="Table" text:formula="ooow:Table+1" style:num-format="1">1</text:sequence>: Costes de personal</text:p>
      <text:p text:style-name="P7"/>
      <text:p text:style-name="P1"><text:span text:style-name="inglés"><text:span text:style-name="T2"/></text:span></text:p>
      <text:h text:style-name="P14" text:outline-level="4"><text:span text:style-name="inglés"><text:span text:style-name="T2">Costes de hardware</text:span></text:span></text:h>
      <text:p text:style-name="P1"><text:span text:style-name="inglés"><text:span text:style-name="T2">Como único coste hardware se considera el ordenador portátil, con una amortización de 4 años.</text:span></text:span></text:p>
      <text:p text:style-name="P1"><text:span text:style-name="inglés"><text:span text:style-name="T2"/></text:span></text:p>
      <table:table table:name="Tabla2" table:style-name="Tabla2">
        <table:table-column table:style-name="Tabla2.A"/>
        <table:table-column table:style-name="Tabla2.B"/>
        <table:table-row>
          <table:table-cell table:style-name="Tabla2.A1" office:value-type="string">
            <text:p text:style-name="P5">Concepto</text:p>
          </table:table-cell>
          <table:table-cell table:style-name="Tabla2.B1" office:value-type="string">
            <text:p text:style-name="P5">Coste</text:p>
          </table:table-cell>
        </table:table-row>
        <table:table-row>
          <table:table-cell table:style-name="Tabla2.A2" office:value-type="string">
            <text:p text:style-name="P3">Ordenador portatil</text:p>
          </table:table-cell>
          <table:table-cell table:style-name="Tabla2.B2" office:value-type="currency" office:currency="EUR" office:value="600">
            <text:p text:style-name="P3">600 €</text:p>
          </table:table-cell>
        </table:table-row>
        <table:table-row>
          <table:table-cell table:style-name="Tabla2.A2" office:value-type="string">
            <text:p text:style-name="P3">Amortización mensual</text:p>
          </table:table-cell>
          <table:table-cell table:style-name="Tabla2.B3" office:value-type="currency" office:currency="EUR" office:value="12.5">
            <text:p text:style-name="P3">12,50 €</text:p>
          </table:table-cell>
        </table:table-row>
        <table:table-row>
          <table:table-cell table:style-name="Tabla2.A2" office:value-type="string">
            <text:p text:style-name="P5">Total 4 meses</text:p>
          </table:table-cell>
          <table:table-cell table:style-name="Tabla2.B2" office:value-type="currency" office:currency="EUR" office:value="50">
            <text:p text:style-name="P5">50 €</text:p>
          </table:table-cell>
        </table:table-row>
      </table:table>
      <text:p text:style-name="Table">Tabla <text:sequence text:ref-name="refTable1" text:name="Table" text:formula="ooow:Table+1" style:num-format="1">2</text:sequence>: Costes de hardware</text:p>
      <text:p text:style-name="Standard"><text:span text:style-name="inglés"><text:span text:style-name="T2"/></text:span></text:p>
      <text:h text:style-name="Heading_20_4" text:outline-level="4"><text:span text:style-name="inglés"><text:span text:style-name="T2">Costes varios</text:span></text:span></text:h>
      <text:p text:style-name="UBUcuerpoTrabajo"><text:span text:style-name="inglés"><text:span text:style-name="T2">Resto de costes del proyecto.</text:span></text:span></text:p>
      <text:p text:style-name="UBUcuerpoTrabajo"><text:span text:style-name="inglés"><text:span text:style-name="T2"/></text:span></text:p>
      <table:table table:name="Tabla3" table:style-name="Tabla3">
        <table:table-column table:style-name="Tabla3.A"/>
        <table:table-column table:style-name="Tabla3.B"/>
        <table:table-row>
          <table:table-cell table:style-name="Tabla3.A1" office:value-type="string">
            <text:p text:style-name="P5">Concepto</text:p>
          </table:table-cell>
          <table:table-cell table:style-name="Tabla3.B1" office:value-type="string">
            <text:p text:style-name="P5">Coste</text:p>
          </table:table-cell>
        </table:table-row>
        <table:table-row>
          <table:table-cell table:style-name="Tabla3.A2" office:value-type="string">
            <text:p text:style-name="P3">Memoria impresa y cartel</text:p>
          </table:table-cell>
          <table:table-cell table:style-name="Tabla3.B2" office:value-type="currency" office:currency="EUR" office:value="50">
            <text:p text:style-name="P3">50 €</text:p>
          </table:table-cell>
        </table:table-row>
        <table:table-row>
          <table:table-cell table:style-name="Tabla3.A2" office:value-type="string">
            <text:p text:style-name="P3">Alquiler oficina</text:p>
          </table:table-cell>
          <table:table-cell table:style-name="Tabla3.B2" office:value-type="currency" office:currency="EUR" office:value="400">
            <text:p text:style-name="P3">400 €</text:p>
          </table:table-cell>
        </table:table-row>
        <table:table-row>
          <table:table-cell table:style-name="Tabla3.A2" office:value-type="string">
            <text:p text:style-name="P3">Internet</text:p>
          </table:table-cell>
          <table:table-cell table:style-name="Tabla3.B2" office:value-type="currency" office:currency="EUR" office:value="120">
            <text:p text:style-name="P3">120 €</text:p>
          </table:table-cell>
        </table:table-row>
        <table:table-row>
          <table:table-cell table:style-name="Tabla3.A2" office:value-type="string">
            <text:p text:style-name="P5">Total 4 meses</text:p>
          </table:table-cell>
          <table:table-cell table:style-name="Tabla3.B2" office:value-type="currency" office:currency="EUR" office:value="570">
            <text:p text:style-name="P5">570 €</text:p>
          </table:table-cell>
        </table:table-row>
      </table:table>
      <text:p text:style-name="Table">Tabla <text:sequence text:ref-name="refTable2" text:name="Table" text:formula="ooow:Table+1" style:num-format="1">3</text:sequence>: Costes varios</text:p>
      <text:p text:style-name="Standard"><text:span text:style-name="inglés"><text:span text:style-name="T2"/></text:span></text:p>
      <text:h text:style-name="Heading_20_4" text:outline-level="4"><text:soft-page-break/><text:span text:style-name="inglés"><text:span text:style-name="T2">Costes totales</text:span></text:span></text:h>
      <text:p text:style-name="UBUcuerpoTrabajo"><text:span text:style-name="inglés"><text:span text:style-name="T2">Suma de los costes del proyecto.</text:span></text:span></text:p>
      <text:p text:style-name="UBUcuerpoTrabajo"><text:span text:style-name="inglés"><text:span text:style-name="T2"/></text:span></text:p>
      <text:p text:style-name="UBUcuerpoTrabajo"><text:span text:style-name="inglés"><text:span text:style-name="T2"/></text:span></text:p>
      <table:table table:name="Tabla4" table:style-name="Tabla4">
        <table:table-column table:style-name="Tabla4.A"/>
        <table:table-column table:style-name="Tabla4.B"/>
        <table:table-row>
          <table:table-cell table:style-name="Tabla4.A1" office:value-type="string">
            <text:p text:style-name="P5">Concepto</text:p>
          </table:table-cell>
          <table:table-cell table:style-name="Tabla4.B1" office:value-type="string">
            <text:p text:style-name="P5">Coste</text:p>
          </table:table-cell>
        </table:table-row>
        <table:table-row>
          <table:table-cell table:style-name="Tabla4.A2" office:value-type="string">
            <text:p text:style-name="P3">Personal</text:p>
          </table:table-cell>
          <table:table-cell table:style-name="Tabla4.B2" office:value-type="currency" office:currency="EUR" office:value="7827.8">
            <text:p text:style-name="P3">7.827,80 €</text:p>
          </table:table-cell>
        </table:table-row>
        <table:table-row>
          <table:table-cell table:style-name="Tabla4.A2" office:value-type="string">
            <text:p text:style-name="P3">Hardware</text:p>
          </table:table-cell>
          <table:table-cell table:style-name="Tabla4.B3" office:value-type="currency" office:currency="EUR" office:value="50">
            <text:p text:style-name="P3">50 €</text:p>
          </table:table-cell>
        </table:table-row>
        <table:table-row>
          <table:table-cell table:style-name="Tabla4.A2" office:value-type="string">
            <text:p text:style-name="P3">Varios</text:p>
          </table:table-cell>
          <table:table-cell table:style-name="Tabla4.B3" office:value-type="currency" office:currency="EUR" office:value="570">
            <text:p text:style-name="P3">570 €</text:p>
          </table:table-cell>
        </table:table-row>
        <table:table-row>
          <table:table-cell table:style-name="Tabla4.A2" office:value-type="string">
            <text:p text:style-name="P5">Total 4 meses</text:p>
          </table:table-cell>
          <table:table-cell table:style-name="Tabla4.B2" office:value-type="currency" office:currency="EUR" office:value="8447.8">
            <text:p text:style-name="P5">8.447,80 €</text:p>
          </table:table-cell>
        </table:table-row>
      </table:table>
      <text:p text:style-name="Table">Tabla <text:sequence text:ref-name="refTable3" text:name="Table" text:formula="ooow:Table+1" style:num-format="1">4</text:sequence>: Costes totales</text:p>
      <text:p text:style-name="Standard"><text:span text:style-name="inglés"><text:span text:style-name="T2"/></text:span></text:p>
      <text:p text:style-name="UBUcuerpoTrabajo"><text:span text:style-name="inglés"><text:span text:style-name="T2"/></text:span></text:p>
      <text:h text:style-name="Heading_20_3" text:outline-level="3"><text:span text:style-name="inglés"><text:span text:style-name="T2">Viabilidad legal</text:span></text:span></text:h>
      <text:p text:style-name="P1"><text:span text:style-name="inglés"><text:span text:style-name="T3">Se utiliza en el desarrollo del proyecto software externo con licencias propias, que influye sobre el apartado legal del proyecto:</text:span></text:span></text:p>
      <text:list xml:id="list6148380769762240898" text:style-name="L1">
        <text:list-item>
          <text:p text:style-name="P9"><text:span text:style-name="inglés"><text:span text:style-name="T3">JavaCC: JavaCC está sujeto a la licencia BSD(Berkeley Softwsre Distribution)</text:span></text:span><text:span text:style-name="inglés"><text:span text:style-name="T3"><text:bibliography-mark text:identifier="1" text:bibliography-type="book" text:title="Licencia BSD, https://es.wikipedia.org/wiki/Licencia_BSD">[1]</text:bibliography-mark></text:span></text:span><text:span text:style-name="inglés"><text:span text:style-name="T3"> de código abierto.</text:span></text:span></text:p>
        </text:list-item>
        <text:list-item>
          <text:p text:style-name="P9"><text:span text:style-name="inglés"><text:span text:style-name="T3">Makefile: Makefile está sujeto a licencia GLP</text:span></text:span><text:span text:style-name="inglés"><text:span text:style-name="T3"><text:bibliography-mark text:identifier="2" text:bibliography-type="book" text:title="Licencia GLP: http://www.gnu.org/">[2]</text:bibliography-mark></text:span></text:span><text:span text:style-name="inglés"><text:span text:style-name="T3"> </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paragraph-properties loext:contextual-spacing="false" fo:margin-left="0cm" fo:margin-right="0cm" fo:margin-top="0cm" fo:margin-bottom="0cm" fo:text-indent="0.499cm" style:auto-text-indent="false"/>
      <style:text-properties style:font-size-asian="10.5pt"/>
    </style:style>
    <style:style style:name="Heading_20_1" style:display-name="Heading 1" style:family="paragraph" style:parent-style-name="Heading" style:next-style-name="UBUcuerpoTrabajo" style:default-outline-level="1" style:class="text" style:master-page-name="">
      <style:paragraph-properties loext:contextual-spacing="false" fo:margin-top="0.42cm" fo:margin-bottom="0.21cm" style:page-number="auto"/>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loext:contextual-spacing="false"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tract" style:family="paragraph" style:parent-style-name="UBUcuerpoTrabajo">
      <style:text-properties fo:language="en" fo:country="US" fo:font-style="italic"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247cm" fo:margin-bottom="0.212cm"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inglés" style:family="text">
      <style:text-properties fo:language="en" fo:country="US" fo:font-style="italic" style:font-size-asian="10.5pt"/>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A_PlanDeProyecto.odt</text:file-name> v.<text:editing-cycles>226</text:editing-cycles> <text:modification-date style:data-style-name="N103">14/feb/18</text:modification-date><text:tab/><text:tab/><text:page-number text:select-page="current">4</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09:02</meta:creation-date>
    <meta:generator>OpenOffice/4.1.3$Win32 OpenOffice.org_project/413m1$Build-9783</meta:generator>
    <dc:date>2018-02-14T12:36:35.51</dc:date>
    <meta:editing-duration>PT15H3M8S</meta:editing-duration>
    <meta:editing-cycles>226</meta:editing-cycles>
    <dc:creator>Rosana Arnáiz Vicario</dc:creator>
    <meta:document-statistic meta:table-count="4" meta:image-count="0" meta:object-count="0" meta:page-count="6" meta:paragraph-count="120" meta:word-count="1221" meta:character-count="7419"/>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